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automatic"/>
      <style:paragraph-properties fo:margin-left="0cm" style:writing-mode="l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automatic" fo:background-color="#D9E1F2"/>
      <style:paragraph-properties fo:margin-left="0cm" style:writing-mode="l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background-color="#D9E1F2"/>
      <style:paragraph-properties fo:margin-left="0cm" style:writing-mode="l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12.7cm"/>
    </style:style>
    <style:style style:name="co3" style:family="table-column">
      <style:table-column-properties fo:break-before="auto" style:column-width="13.01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Bug id/name</text:p>
          </table:table-cell>
          <table:table-cell office:value-type="string" table:style-name="ce5">
            <text:p>Description/summary</text:p>
          </table:table-cell>
          <table:table-cell office:value-type="string" table:style-name="ce6">
            <text:p>Steps to reproduce: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when wrong email entered there is no error message while signup</text:p>
          </table:table-cell>
          <table:table-cell office:value-type="string" table:style-name="ce1">
            <text:p>go to the url and give the error message for the signup email text bo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The signup button is not aligined properly<text:s/></text:p>
          </table:table-cell>
          <table:table-cell office:value-type="string" table:style-name="ce1">
            <text:p>go to the url and aligine the signup button properley<text:s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3</text:p>
          </table:table-cell>
          <table:table-cell office:value-type="string" table:style-name="ce3">
            <text:p>even if we enter only numericals or special char in place of email there is no error message until we signup</text:p>
          </table:table-cell>
          <table:table-cell office:value-type="string" table:style-name="ce1">
            <text:p>go to the url and give the error message for the signup email text bo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4</text:p>
          </table:table-cell>
          <table:table-cell office:value-type="string" table:style-name="ce7">
            <text:p>There is no error message or any type <text:s/>of indication for re-type password conformation until we signup</text:p>
          </table:table-cell>
          <table:table-cell office:value-type="string" table:style-name="ce1">
            <text:p>go to the url and give the error message for the re-type email bo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5</text:p>
          </table:table-cell>
          <table:table-cell office:value-type="string" table:style-name="ce7">
            <text:p>when wrong email or the email which is not created entered <text:s/>while signup it is successfully sigingup</text:p>
          </table:table-cell>
          <table:table-cell table:number-columns-repeated="16382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0-22T07:01:04Z</meta:creation-date>
    <dc:date>2021-10-22T11:12:05Z</dc:date>
  </office:meta>
</office:document-meta>
</file>